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text-properties style:font-name="Helvetica Neue" fo:font-size="24.0pt" fo:color="#1b1f22" fo:background-color="#ffffff"/>
    </style:style>
    <style:style style:name="P2" style:family="paragraph" style:parent-style-name="Standard">
      <style:text-properties style:font-name="Helvetica Neue" fo:font-size="20.0pt" fo:color="#0a4dcc"/>
    </style:style>
    <style:style style:name="P3" style:family="paragraph" style:parent-style-name="Standard">
      <style:text-properties style:font-name="Helvetica Neue" fo:font-size="20.0pt" fo:color="#1b1f22" fo:background-color="#ffffff"/>
    </style:style>
    <style:style style:name="P4" style:family="paragraph" style:parent-style-name="Standard">
      <style:text-properties style:font-name="Helvetica Neue" fo:font-size="16.0pt" fo:color="#1b1f22" fo:background-color="#ffffff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6.0pt" fo:color="#1b1f22" fo:background-color="#ffffff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5.5958in"/>
        </style:tab-stops>
      </style:paragraph-properties>
      <style:text-properties style:font-name="Helvetica Neue" fo:font-size="16.0pt" fo:color="#1b1f22" fo:background-color="#ffffff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6.0pt" fo:color="#1b1f22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 fo:color="#0a4dcc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Структурна лінгвістика</text:span></text:p>
      <text:p text:style-name="P2"><text:span text:style-name="T1"/></text:p>
      <text:p text:style-name="P3"><text:span text:style-name="T1">1. Побудуйте ланцюжок походження слів за зразком:</text:span></text:p>
      <text:p text:style-name="P4"><text:span text:style-name="T2">оженитися: (о + (женити + ся))</text:span></text:p>
      <text:list text:style-name="L1">
        <text:list-item>
          <text:p text:style-name="P5"><text:span text:style-name="T2">несприйнятливість = (( с + прийняти) + ливість)</text:span></text:p>
        </text:list-item>
        <text:list-item>
          <text:p text:style-name="P5"><text:span text:style-name="T2">атиповий <text:s text:c="16"/>= (а + (тип + овий))</text:span></text:p>
        </text:list-item>
        <text:list-item>
          <text:p text:style-name="P5"><text:span text:style-name="T2">безвідповідально <text:s text:c="2"/>= (без +(відповід +ально))</text:span></text:p>
        </text:list-item>
        <text:list-item>
          <text:p text:style-name="P5"><text:span text:style-name="T2">мореплавання. <text:s text:c="6"/>= (море + (плавання))</text:span></text:p>
        </text:list-item>
        <text:list-item>
          <text:p text:style-name="P5"><text:span text:style-name="T2">оподаткувати. <text:s text:c="7"/>= (о + (податкувати))</text:span></text:p>
        </text:list-item>
        <text:list-item>
          <text:p text:style-name="P5"><text:span text:style-name="T2">перевтілитися. <text:s text:c="6"/>= (пере + (втілитися))</text:span></text:p>
        </text:list-item>
        <text:list-item>
          <text:p text:style-name="P5"><text:span text:style-name="T2">схилившись. <text:s text:c="10"/>= (схил <text:s/>+ ившись)</text:span></text:p>
        </text:list-item>
        <text:list-item>
          <text:p text:style-name="P5"><text:span text:style-name="T2">трьохярусний. <text:s text:c="7"/>= (трьох + (ярус + ний))</text:span></text:p>
        </text:list-item>
        <text:list-item>
          <text:p text:style-name="P5"><text:s text:c="2"/>9 <text:s/><text:span text:style-name="T2">підсніжник. <text:s text:c="14"/>= (під + (сніжний))</text:span></text:p>
        </text:list-item>
        <text:list-item>
          <text:p text:style-name="P5"><text:s/>10 <text:span text:style-name="T2">зужиткований. <text:s text:c="9"/>= (з + (ужиткова) +ний)</text:span></text:p>
        </text:list-item>
      </text:list>
      <text:p text:style-name="P2"><text:span text:style-name="T1"/></text:p>
      <text:p text:style-name="P3"><text:span text:style-name="T1">2. Перевірте роботу </text:span><text:a xlink:type="simple" xlink:href="http://snowballstem.org/"><text:span text:style-name="T3">SnowballStem</text:span></text:a><text:span text:style-name="T1"><text:s/>для спільнокореневих слів. Напишіть ваші спостереження.</text:span></text:p>
      <text:list text:style-name="L1">
        <text:list-item>
          <text:p text:style-name="P5"><text:span text:style-name="T2">truth, truthful, truthfulness, countertruth, untruthful, truthology <text:s/>- В англійскій мові Snowball Stem прикметники та прислівники приводить до іменника: "truthful" -&gt; "truth", "truthfulness" -&gt; "truth", а у випадку "truthology" приводить його до "trutholog".</text:span></text:p>
        </text:list-item>
        <text:list-item>
          <text:p text:style-name="P5"><text:span text:style-name="T2">flaw, flaws, flawed, flawless, flawlessness, flawlessly - Дієслова для третьої особи приводить до інфінитиву "flaws "-&gt; "flaw", <text:s/>правильні дієслова у минулому часі приводить також до інфінітиву "flawed"-&gt; "flaw", у складених іменниках типу flawlessness викидає "ness" <text:s/>і цим приводить його до прикметника, а прислівник "flawlessly" також до прикметника "flawless".</text:span></text:p>
        </text:list-item>
        <text:list-item>
          <text:p text:style-name="P5"><text:span text:style-name="T2">лес, лесной, лесник, лесничий, лесничество, пролесье - В російській мові Snowball Stem відкидає закінчення слів, -ий, -о, -ой, -ый, -е і інші</text:span></text:p>
        </text:list-item>
        <text:list-item>
          <text:p text:style-name="P5"><text:span text:style-name="T2">окно, окошко, подоконник, оконный, окнище</text:span></text:p>
        </text:list-item>
      </text:list>
      <text:p text:style-name="P2"><text:span text:style-name="T1"/></text:p>
      <text:p text:style-name="P3"><text:span text:style-name="T1">3. Визначте частину мови виділеного слова і зв'язок до його батька (за зразком):</text:span></text:p>
      <text:p text:style-name="P4"><text:span text:style-name="T2">{I} like turtles.: pronoun, nsubj(like, I)</text:span></text:p>
      <text:p text:style-name="P4"><text:span text:style-name="T2">I {like} turtles.: verb, root(ROOT, like)</text:span></text:p>
      <text:p text:style-name="P4"><text:span text:style-name="T2">I like {turtles}.: noun, dobj(like, turtles)</text:span></text:p>
      <text:list text:style-name="L1">
        <text:list-item>
          <text:p text:style-name="P5"><text:span text:style-name="T2">We can {but} hope that everything will be fine.: <text:s/>CCONJ, CC(can, but)</text:span></text:p>
        </text:list-item>
        <text:list-item>
          <text:p text:style-name="P5"><text:span text:style-name="T2">It's sad {but} true.: <text:s/>CCONJ, CC(sad, but)</text:span></text:p>
        </text:list-item>
        <text:list-item>
          <text:p text:style-name="P5"><text:span text:style-name="T2">Jack brings nothing {but} trouble.: ADP, pobj(nothing, but)</text:span></text:p>
        </text:list-item>
        <text:list-item>
          <text:p text:style-name="P6"><text:span text:style-name="T2">{As} we were talking, I realised how to solve the issue.: ADP, mark(talking, as)</text:span></text:p>
        </text:list-item>
        <text:list-item>
          <text:p text:style-name="P5"><text:span text:style-name="T2">This hot dog isn't {as} big as usual.: ADV, admod(big, as)</text:span></text:p>
        </text:list-item>
        <text:list-item>
          <text:p text:style-name="P5"><text:span text:style-name="T2">This hot dog isn't as big {as} usual.: ADP, prep(big, as)</text:span></text:p>
        </text:list-item>
        <text:list-item>
          <text:p text:style-name="P5"><text:span text:style-name="T2">This hot dog isn't as big {as} I expected.: ADP, mark(expected, as)</text:span></text:p>
        </text:list-item>
        <text:list-item>
          <text:p text:style-name="P5"><text:span text:style-name="T2">I work {as} a teacher.: ADP, prep(work, as)</text:span></text:p>
        </text:list-item>
        <text:list-item>
          <text:p text:style-name="P5"><text:span text:style-name="T2">Let's do it this {way}!: noun, npadvmod(do, way)</text:span></text:p>
        </text:list-item>
        <text:list-item>
          <text:p text:style-name="P5"><text:span text:style-name="T2">This is {way} too much!: ADV, advmod(much, way)</text:span></text:p>
        </text:list-item>
        <text:list-item>
          <text:p text:style-name="P5"><text:span text:style-name="T2">The prices are going {down}.: PART, prt(going, down)</text:span></text:p>
        </text:list-item>
        <text:list-item>
          <text:p text:style-name="P5"><text:span text:style-name="T2">Someone pushed him and he fell {down} the stairs.: ADP, prep(fell, down)</text:span></text:p>
        </text:list-item>
        <text:list-item>
          <text:p text:style-name="P5"><text:span text:style-name="T2">I’ve been feeling rather {down} lately.: <text:s/>ADV, advmod(feeling, down)</text:span></text:p>
        </text:list-item>
        <text:list-item>
          <text:p text:style-name="P5"><text:span text:style-name="T2">It's not easy to {down} a cup of coffee in one gulp.: verb, xcomp(is, down)</text:span></text:p>
        </text:list-item>
        <text:list-item>
          <text:p text:style-name="P5"><text:span text:style-name="T2">Bring a {down} jacket and a pair of gloves, and you'll be fine.: ADJ, amod(jacket, down)</text:span></text:p>
        </text:list-item>
      </text:list>
      <text:p text:style-name="P2"><text:span text:style-name="T1"/></text:p>
      <text:p text:style-name="P3"><text:span text:style-name="T1">4. Визначте частину мови виділеного слова, його лему і зв'язок до його батька (за зразком):</text:span></text:p>
      <text:p text:style-name="P4"><text:span text:style-name="T2">{Я} люблю черепашок.: займенник, я, nsubj(люблю, Я)</text:span></text:p>
      <text:p text:style-name="P4"><text:span text:style-name="T2">Я {люблю} черепашок.: дієслово, любити, root(ROOT, люблю)</text:span></text:p>
      <text:p text:style-name="P4"><text:span text:style-name="T2">Я люблю {черепашок}.: іменник, черепашка, dobj(люблю, черепашок)</text:span></text:p>
      <text:list text:style-name="L1">
        <text:list-item>
          <text:p text:style-name="P5"><text:span text:style-name="T2">Рада міністрів Європейського союзу затвердила угоду про спрощений порядок видачі {віз} для України.: іменник, віза, case(видача, віз)</text:span></text:p>
        </text:list-item>
        <text:list-item>
          <text:p text:style-name="P5"><text:span text:style-name="T2">Батько Себастьяна {віз} на санях їх театральний гурт до Львова.: дієслово, везти, root(ROOT, віз)</text:span></text:p>
        </text:list-item>
        <text:list-item>
          <text:p text:style-name="P7"><text:span text:style-name="T2"/></text:p>
        </text:list-item>
        <text:list-item>
          <text:p text:style-name="P5"><text:span text:style-name="T2">А ще дивний елемент інтер’єру – {віз} із продукцією одного з херсонських виробників.: іменник, віз, appos(елемент, віз)</text:span></text:p>
        </text:list-item>
        <text:list-item>
          <text:p text:style-name="P5"><text:span text:style-name="T2">У цю мить {повз} Євгена пролетів останній вагон товарняка.:прийменник, повз, prep(пролетів, повз)</text:span></text:p>
        </text:list-item>
        <text:list-item>
          <text:p text:style-name="P5"><text:span text:style-name="T2">Кліпнув очима і побачив малого песика, який саме пробігав {повз} у бік села.: прийменник, повз, prep(пробігав, повз)</text:span></text:p>
        </text:list-item>
        <text:list-item>
          <text:p text:style-name="P5"><text:span text:style-name="T2">Степанко перестав кричати, тільки ламкий стогін {повз} йому із грудей.:дієслово, повзти, conj(перестав, повз)</text:span></text:p>
        </text:list-item>
        <text:list-item>
          <text:p text:style-name="P5"><text:span text:style-name="T2">Часу не {гай} – декларацію подай!: дієслово, гаяти, root(ROOT, гай)</text:span></text:p>
        </text:list-item>
        <text:list-item>
          <text:p text:style-name="P5"><text:span text:style-name="T2">І коляд заспівали, і {гай} врятували.: іменник, гай, dobj(врятували, гай)</text:span></text:p>
        </text:list-item>
        <text:list-item>
          <text:p text:style-name="P5"><text:span text:style-name="T2">{Гай}, чи ви забулися, братове?: вигук, гай, dep(ви, гай)</text:span></text:p>
        </text:list-item>
        <text:list-item>
          <text:p text:style-name="P5"><text:span text:style-name="T2">Ось присіла на {край} ліжка.: іменник, край: case(ліжка, край)</text:span></text:p>
        </text:list-item>
        <text:list-item>
          <text:p text:style-name="P5"><text:span text:style-name="T2">Поставив ту кузню не {край} дороги, як було заведено, а на Красній горі, біля Прадуба.: прийменник, край, prep(дороги, край)</text:span></text:p>
        </text:list-item>
        <text:list-item>
          <text:p text:style-name="P5"><text:span text:style-name="T2">Розповідаючи про передній {край} лінґвістики, фон Лібіх, як завжди, мислив широко і глобально.: іменник, край, case(лінгвістики, край)</text:span></text:p>
        </text:list-item>
        <text:list-item>
          <text:p text:style-name="P5"><text:span text:style-name="T2">Не {край} мені серце.: дієслово, краяти, root(ROOT, край)</text:span></text:p>
        </text:list-item>
        <text:list-item>
          <text:p text:style-name="P5"><text:span text:style-name="T2">І {щойно} тоді додаємо до борщу смажену цибулю.: прислівник, щойно, advmod(тоді, шойно)</text:span></text:p>
        </text:list-item>
        <text:list-item>
          <text:p text:style-name="P5"><text:span text:style-name="T2">Бо {щойно} я задрімав, віддавши тіло подушці з периною, як мене розбудив поштовх у бік.: сполучник, щойно, CC(розбудив, щойно)</text:span></text:p>
        </text:list-item>
      </text:list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